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696031" officeooo:paragraph-rsid="00696031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8fe7a" officeooo:paragraph-rsid="0068fe7a" style:font-size-asian="11pt" style:font-weight-asian="bold" style:font-name-complex="Arial" style:font-size-complex="11pt" style:font-weight-complex="bold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ea1be" style:font-size-asian="11pt" style:font-style-asian="italic" style:font-size-complex="11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0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6edf9f" officeooo:paragraph-rsid="006b2b86" style:font-size-asian="11pt" style:font-name-complex="Arial" style:font-size-complex="11pt"/>
    </style:style>
    <style:style style:name="P23" style:family="paragraph" style:parent-style-name="Standard">
      <style:text-properties style:font-name="Caligra" fo:font-size="11pt" officeooo:rsid="0079bb6e" officeooo:paragraph-rsid="0079bb6e" style:font-size-asian="11pt" style:font-name-complex="Arial" style:font-size-complex="11pt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70701" officeooo:paragraph-rsid="00770701" style:font-size-asian="11pt" style:font-weight-asian="normal" style:font-name-complex="Arial" style:font-size-complex="11pt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7e7e9" officeooo:paragraph-rsid="0077e7e9" style:font-size-asian="11pt" style:font-name-complex="Arial" style:font-size-complex="11pt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901c9" officeooo:paragraph-rsid="007901c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74fb6a" style:font-size-asian="11pt" style:font-size-complex="11pt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74fb6a" style:font-size-asian="11pt" style:font-size-complex="11pt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74fb6a" style:font-size-asian="11pt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officeooo:rsid="002fecf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2fecf8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9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70491f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738c7e" style:font-size-asian="11pt" style:font-weight-asian="bold" style:font-name-complex="Arial" style:font-size-complex="11pt" style:font-weight-complex="bold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5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6" style:family="text">
      <style:text-properties officeooo:rsid="005d01c8"/>
    </style:style>
    <style:style style:name="T17" style:family="text">
      <style:text-properties officeooo:rsid="006c6d6c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  <style:style style:name="T20" style:family="text">
      <style:text-properties officeooo:rsid="007adc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9">La dernière fois </text:span><text:span text:style-name="T3">:</text:span><text:span text:style-name="T5">’’’- corrigé les exercices - révisé pour l'évaluation’’’</text:span></text:p>
      <text:p text:style-name="P29"><text:span text:style-name="T7">P</text:span><text:span text:style-name="T6">our</text:span><text:span text:style-name="T8"> </text:span><text:span text:style-name="T6">aujourd’hui </text:span><text:span text:style-name="T4">: </text:span><text:span text:style-name="T5">- réviser pour l'évaluation à l'aide de la correction des exercices (correction.pdf) et de la simulation </text:span></text:p>
      <text:p text:style-name="P18"><text:span text:style-name="T18">suivi</text:span> : </text:p>
      <text:p text:style-name="P17">19mar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13">Séance </text:span><text:span text:style-name="T14">_</text:span><text:span text:style-name="T13">: </text:span><text:span text:style-name="T15">Fiche de préparation</text:span><text:span text:style-name="T10"> <text:s/></text:span></text:p>
            <text:p text:style-name="P16"><text:span text:style-name="T10">c</text:span><text:span text:style-name="T9">lasse : <text:s/></text:span><text:span text:style-name="T11">4e1</text:span><text:span text:style-name="T12">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4">Petite révision rapide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7">évaluation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6">
          <table:table-cell table:style-name="Tableau1.A4" office:value-type="string">
            <text:p text:style-name="P25">Brainstorming</text:p>
            <text:p text:style-name="P25">l'univers (qui a-t-il dedans ? Qu'est-ce qu'on sait, qu'est-ce qu'on sait pas, vos questions /interrogations).</text:p>
          </table:table-cell>
          <table:table-cell table:style-name="Tableau1.B4" office:value-type="string">
            <text:p text:style-name="P22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6">Dominos, act1</text:p>
          </table:table-cell>
          <table:table-cell table:style-name="Tableau1.B4" office:value-type="string">
            <text:p text:style-name="P23">Act1, <text:span text:style-name="T20">dominos</text:span></text:p>
          </table:table-cell>
          <table:table-cell table:style-name="Tableau1.A4" office:value-type="string">
            <text:p text:style-name="P10"/>
          </table:table-cell>
        </table:table-row>
        <table:table-row table:style-name="Tableau1.8">
          <table:table-cell table:style-name="Tableau1.A8" office:value-type="string">
            <text:p text:style-name="P6">Agenda <text:span text:style-name="T16">+ matériel + tables</text:span></text:p>
          </table:table-cell>
          <table:table-cell table:style-name="Tableau1.B8" office:value-type="string">
            <text:p text:style-name="P11"/>
          </table:table-cell>
          <table:table-cell table:style-name="Tableau1.A8" office:value-type="string">
            <text:p text:style-name="P13">5min</text:p>
          </table:table-cell>
        </table:table-row>
      </table:table>
      <text:p text:style-name="P12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83650405696">
          <table:table-cell table:style-name="Tableau2.A1" office:value-type="string">
            <text:p text:style-name="P20">Matériel</text:p>
          </table:table-cell>
          <table:table-cell table:style-name="Tableau2.A1" office:value-type="string">
            <text:p text:style-name="P20"><text:span text:style-name="T17">T</text:span>ravail <text:span text:style-name="T17">non fait</text:span></text:p>
          </table:table-cell>
          <table:table-cell table:style-name="Tableau2.A1" office:value-type="string">
            <text:p text:style-name="P20"><text:span text:style-name="T17">T</text:span>ravail <text:span text:style-name="T17">pendant l'heure</text:span></text:p>
          </table:table-cell>
          <table:table-cell table:style-name="Tableau2.D1" office:value-type="string">
            <text:p text:style-name="P20">Comportement</text:p>
          </table:table-cell>
        </table:table-row>
        <table:table-row table:style-name="Tableau2.2"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D2" office:value-type="string">
            <text:p text:style-name="P19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7M46S</meta:editing-duration>
    <meta:editing-cycles>25</meta:editing-cycles>
    <meta:generator>LibreOffice/7.0.4.2$Linux_X86_64 LibreOffice_project/00$Build-2</meta:generator>
    <meta:creation-date>2021-02-04T16:16:38.289524303</meta:creation-date>
    <meta:initial-creator>J Cercy</meta:initial-creator>
    <dc:date>2021-03-19T00:22:42.692877996</dc:date>
    <dc:creator>J Cercy</dc:creator>
    <meta:document-statistic meta:table-count="2" meta:image-count="0" meta:object-count="0" meta:page-count="1" meta:paragraph-count="23" meta:word-count="88" meta:character-count="582" meta:non-whitespace-character-count="511"/>
    <meta:template xlink:type="simple" xlink:actuate="onRequest" xlink:title="fiche_de_prep_type" xlink:href="../fiche_de_prep_type.ott" meta:date="2021-02-04T16:16:36.866451548"/>
  </office:meta>
</office:document-meta>
</file>